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759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8.71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18" style:family="table-row">
      <style:table-row-properties style:min-row-height="1.021cm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24" style:family="table-row">
      <style:table-row-properties style:min-row-height="0.605cm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37" style:family="table-row">
      <style:table-row-properties style:min-row-height="0.723cm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1.C58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baf8a" officeooo:paragraph-rsid="0028a854"/>
    </style:style>
    <style:style style:name="P6" style:family="paragraph" style:parent-style-name="Table_20_Contents">
      <style:text-properties fo:font-size="10pt" officeooo:rsid="000ddd50" officeooo:paragraph-rsid="000ddd50"/>
    </style:style>
    <style:style style:name="P7" style:family="paragraph" style:parent-style-name="Table_20_Contents">
      <style:paragraph-properties fo:text-align="start" style:justify-single-word="false"/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9" style:family="paragraph" style:parent-style-name="Table_20_Contents">
      <style:text-properties fo:font-size="10pt" officeooo:rsid="000d94e6" officeooo:paragraph-rsid="000d94e6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2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3" style:family="paragraph" style:parent-style-name="Table_20_Contents">
      <style:text-properties fo:font-size="10pt" officeooo:paragraph-rsid="000ddd5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6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7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8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9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0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1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2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3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4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5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6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28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29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0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1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2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3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4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35" style:family="paragraph" style:parent-style-name="Table_20_Contents">
      <style:text-properties fo:font-size="10pt" officeooo:rsid="00375608" officeooo:paragraph-rsid="00375608" style:font-size-asian="10pt" style:font-size-complex="10pt"/>
    </style:style>
    <style:style style:name="P36" style:family="paragraph" style:parent-style-name="Table_20_Contents">
      <style:text-properties fo:font-size="10pt" officeooo:rsid="000df132" officeooo:paragraph-rsid="000df132"/>
    </style:style>
    <style:style style:name="P37" style:family="paragraph" style:parent-style-name="Table_20_Contents">
      <style:text-properties fo:font-size="10pt" officeooo:rsid="0011e3a5" officeooo:paragraph-rsid="0011e3a5"/>
    </style:style>
    <style:style style:name="P38" style:family="paragraph" style:parent-style-name="Table_20_Contents">
      <style:text-properties fo:font-size="10pt" officeooo:rsid="0018c8cc" officeooo:paragraph-rsid="0018c8cc"/>
    </style:style>
    <style:style style:name="P39" style:family="paragraph" style:parent-style-name="Table_20_Contents">
      <style:text-properties fo:font-size="10pt" officeooo:rsid="001aa08e" officeooo:paragraph-rsid="001aa08e"/>
    </style:style>
    <style:style style:name="P40" style:family="paragraph" style:parent-style-name="Table_20_Contents">
      <style:text-properties fo:font-size="10pt" officeooo:rsid="00245d62" officeooo:paragraph-rsid="00245d62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43" style:family="paragraph" style:parent-style-name="Table_20_Contents">
      <style:text-properties fo:font-size="10pt" officeooo:rsid="0028a854" officeooo:paragraph-rsid="0028a854"/>
    </style:style>
    <style:style style:name="P44" style:family="paragraph" style:parent-style-name="Table_20_Contents">
      <style:text-properties fo:font-size="10pt" officeooo:rsid="00356fdf" officeooo:paragraph-rsid="00356fdf"/>
    </style:style>
    <style:style style:name="P45" style:family="paragraph" style:parent-style-name="Standard">
      <style:text-properties officeooo:rsid="0027381c" officeooo:paragraph-rsid="0027381c"/>
    </style:style>
    <style:style style:name="P46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47" style:family="paragraph" style:parent-style-name="Table_20_Contents">
      <style:text-properties fo:font-size="10pt" style:font-size-asian="10pt" style:font-size-complex="10pt"/>
    </style:style>
    <style:style style:name="P48" style:family="paragraph" style:parent-style-name="Table_20_Contents">
      <style:text-properties fo:font-size="10pt" officeooo:rsid="00381ff3" officeooo:paragraph-rsid="00381ff3" style:font-size-asian="10pt" style:font-size-complex="10pt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officeooo:rsid="000df13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d0b6" style:font-style-asian="italic" style:font-style-complex="italic"/>
    </style:style>
    <style:style style:name="T6" style:family="text">
      <style:text-properties fo:font-style="italic" officeooo:rsid="0018c8cc" style:font-style-asian="italic" style:font-style-complex="italic"/>
    </style:style>
    <style:style style:name="T7" style:family="text">
      <style:text-properties fo:font-style="italic" officeooo:rsid="00144b19" style:font-style-asian="italic" style:font-style-complex="italic"/>
    </style:style>
    <style:style style:name="T8" style:family="text">
      <style:text-properties fo:font-style="italic" officeooo:rsid="001603c6" style:font-style-asian="italic" style:font-style-complex="italic"/>
    </style:style>
    <style:style style:name="T9" style:family="text">
      <style:text-properties fo:font-style="italic" officeooo:rsid="001ae833" style:font-style-asian="italic" style:font-style-complex="italic"/>
    </style:style>
    <style:style style:name="T10" style:family="text">
      <style:text-properties fo:font-style="italic" officeooo:rsid="001b3e62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text-underline-style="none" officeooo:rsid="000df132" style:font-style-asian="normal" style:font-style-complex="normal"/>
    </style:style>
    <style:style style:name="T14" style:family="text">
      <style:text-properties officeooo:rsid="0010d0b6"/>
    </style:style>
    <style:style style:name="T15" style:family="text">
      <style:text-properties style:text-underline-style="none"/>
    </style:style>
    <style:style style:name="T16" style:family="text">
      <style:text-properties officeooo:rsid="00144b19"/>
    </style:style>
    <style:style style:name="T17" style:family="text">
      <style:text-properties officeooo:rsid="001603c6"/>
    </style:style>
    <style:style style:name="T18" style:family="text">
      <style:text-properties officeooo:rsid="0018c8cc"/>
    </style:style>
    <style:style style:name="T19" style:family="text">
      <style:text-properties officeooo:rsid="001ae833"/>
    </style:style>
    <style:style style:name="T20" style:family="text">
      <style:text-properties officeooo:rsid="001b3e62"/>
    </style:style>
    <style:style style:name="T21" style:family="text">
      <style:text-properties officeooo:rsid="00239a38"/>
    </style:style>
    <style:style style:name="T22" style:family="text">
      <style:text-properties officeooo:rsid="0023e542"/>
    </style:style>
    <style:style style:name="T23" style:family="text">
      <style:text-properties officeooo:rsid="0027381c"/>
    </style:style>
    <style:style style:name="T24" style:family="text">
      <style:text-properties officeooo:rsid="00381f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1">Nombre del comando</text:p>
          </table:table-cell>
          <table:table-cell table:style-name="Tabla1.A1" office:value-type="string">
            <text:p text:style-name="P42">Sintaxis</text:p>
          </table:table-cell>
          <table:table-cell table:style-name="Tabla1.C1" office:value-type="string">
            <text:p text:style-name="P41">Función/Explicación</text:p>
          </table:table-cell>
        </table:table-row>
        <table:table-row>
          <table:table-cell table:style-name="Tabla1.A2" office:value-type="string">
            <text:p text:style-name="P37">man</text:p>
          </table:table-cell>
          <table:table-cell table:style-name="Tabla1.A2" office:value-type="string">
            <text:p text:style-name="P37">man (comando)</text:p>
          </table:table-cell>
          <table:table-cell table:style-name="Tabla1.C2" office:value-type="string">
            <text:p text:style-name="P37">Muestra toda la información asociada al comando</text:p>
          </table:table-cell>
        </table:table-row>
        <table:table-row>
          <table:table-cell table:style-name="Tabla1.A2" office:value-type="string">
            <text:p text:style-name="P39">tldr</text:p>
          </table:table-cell>
          <table:table-cell table:style-name="Tabla1.A2" office:value-type="string">
            <text:p text:style-name="P39">tldr (comando)</text:p>
          </table:table-cell>
          <table:table-cell table:style-name="Tabla1.C2" office:value-type="string">
            <text:p text:style-name="P39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table:number-rows-spanned="2" office:value-type="string">
            <text:p text:style-name="P6">cd</text:p>
          </table:table-cell>
          <table:table-cell table:style-name="Tabla1.A2" office:value-type="string">
            <text:p text:style-name="P6">cd (<text:span text:style-name="T12">carpeta</text:span><text:span text:style-name="T13">)</text:span></text:p>
          </table:table-cell>
          <table:table-cell table:style-name="Tabla1.C2" office:value-type="string">
            <text:p text:style-name="P6">Ingresa en la carpeta mencionad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44">de ..</text:p>
          </table:table-cell>
          <table:table-cell table:style-name="Tabla1.C2" office:value-type="string">
            <text:p text:style-name="P6">Vuelve atrás en el directorio</text:p>
          </table:table-cell>
        </table:table-row>
        <table:table-row>
          <table:table-cell table:style-name="Tabla1.A2" office:value-type="string">
            <text:p text:style-name="P6">./</text:p>
          </table:table-cell>
          <table:table-cell table:style-name="Tabla1.A2" office:value-type="string">
            <text:p text:style-name="P6">./<text:span text:style-name="T18">(</text:span><text:span text:style-name="T21">a</text:span><text:span text:style-name="T6">rchivo</text:span><text:span text:style-name="T18">)</text:span></text:p>
          </table:table-cell>
          <table:table-cell table:style-name="Tabla1.C2" office:value-type="string">
            <text:p text:style-name="P38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5" office:value-type="string">
            <text:p text:style-name="P43">proc/</text:p>
          </table:table-cell>
          <table:table-cell table:style-name="Tabla1.A2" office:value-type="string">
            <text:p text:style-name="P5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5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/proc/&lt;pid&gt;/maps</text:p>
          </table:table-cell>
          <table:table-cell table:style-name="Tabla1.C2" office:value-type="string">
            <text:p text:style-name="P40">Muestra la ubicación real del segmento deproceso en memoria</text:p>
          </table:table-cell>
        </table:table-row>
        <table:table-row table:style-name="Tabla1.18">
          <table:table-cell table:style-name="Tabla1.A2" office:value-type="string">
            <text:p text:style-name="P7"><text:span text:style-name="T1">s</text:span>trace <text:span text:style-name="T1">(comando)</text:span></text:p>
          </table:table-cell>
          <table:table-cell table:style-name="Tabla1.A2" office:value-type="string">
            <text:p text:style-name="P8">strace (<text:span text:style-name="T11">comando</text:span>)</text:p>
          </table:table-cell>
          <table:table-cell table:style-name="Tabla1.C2" office:value-type="string">
            <text:p text:style-name="P9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4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2">Es un compilador para archivos C, <text:s/>C++, Fortran,</text:p>
            <text:p text:style-name="P13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1">nombre del archivo</text:span>) -o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5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1">nombre del archivo</text:span>) -<text:span text:style-name="T3">s</text:span>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5">Compila el archivo ejecutable a un formato assa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-lpthread</text:p>
          </table:table-cell>
          <table:table-cell table:style-name="Tabla1.C2" office:value-type="string">
            <text:p text:style-name="P23">Es una directiva para que enlace el objeto 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<text:span text:style-name="T19">gcc </text:span>-<text:span text:style-name="T19">c (</text:span><text:span text:style-name="T9">archivo</text:span><text:span text:style-name="T19">)</text:span></text:p>
          </table:table-cell>
          <table:table-cell table:style-name="Tabla1.C2" office:value-type="string">
            <text:p text:style-name="P24">Genera un archivo reubicable con extensión .o</text:p>
          </table:table-cell>
        </table:table-row>
        <table:table-row table:style-name="Tabla1.24">
          <table:covered-table-cell table:style-name="Tabla1.A2"/>
          <table:table-cell table:style-name="Tabla1.A2" office:value-type="string">
            <text:p text:style-name="P24">gcc -E <text:span text:style-name="T20">(</text:span><text:span text:style-name="T10">archivo</text:span><text:span text:style-name="T20">)</text:span></text:p>
          </table:table-cell>
          <table:table-cell table:style-name="Tabla1.C2" office:value-type="string">
            <text:p text:style-name="P25">Genera un archivo preprocesado con extensión .i</text:p>
          </table:table-cell>
        </table:table-row>
        <table:table-row table:style-name="Tabla1.24">
          <table:covered-table-cell table:style-name="Tabla1.A2"/>
          <table:table-cell table:style-name="Tabla1.A2" office:value-type="string">
            <text:p text:style-name="P28">gcc (<text:span text:style-name="T4">archivo</text:span>) -L(<text:span text:style-name="T4">ruta al archivo</text:span>) -l (nombre de la librería) -o (nombre del archivo de salida)</text:p>
          </table:table-cell>
          <table:table-cell table:style-name="Tabla1.C2" office:value-type="string">
            <text:p text:style-name="P28">Vincula una librería a un archivo </text:p>
          </table:table-cell>
        </table:table-row>
        <table:table-row>
          <table:table-cell table:style-name="Tabla1.A2" office:value-type="string">
            <text:p text:style-name="P15">time</text:p>
          </table:table-cell>
          <table:table-cell table:style-name="Tabla1.A2" office:value-type="string">
            <text:p text:style-name="P36">time (<text:span text:style-name="T11">comando</text:span>)</text:p>
          </table:table-cell>
          <table:table-cell table:style-name="Tabla1.C2" office:value-type="string">
            <text:p text:style-name="P16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7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7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ps aux</text:p>
          </table:table-cell>
          <table:table-cell table:style-name="Tabla1.C2" office:value-type="string">
            <text:p text:style-name="P17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4">ps </text:span>-<text:span text:style-name="T14">fu (</text:span><text:span text:style-name="T5">proceso</text:span><text:span text:style-name="T14">)</text:span></text:p>
          </table:table-cell>
          <table:table-cell table:style-name="Tabla1.C2" office:value-type="string">
            <text:p text:style-name="P17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4">ps </text:span>-<text:span text:style-name="T14">t –p (</text:span><text:span text:style-name="T5">proceso</text:span><text:span text:style-name="T14">)</text:span></text:p>
          </table:table-cell>
          <table:table-cell table:style-name="Tabla1.C2" office:value-type="string">
            <text:p text:style-name="P10">- <text:span text:style-name="T14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9">pstree</text:p>
          </table:table-cell>
          <table:table-cell table:style-name="Tabla1.C2" office:value-type="string">
            <text:p text:style-name="P19">Muestra en forma de árbol los procesos pedidos</text:p>
          </table:table-cell>
        </table:table-row>
        <text:soft-page-break/>
        <table:table-row>
          <table:table-cell table:style-name="Tabla1.A2" table:number-rows-spanned="2" office:value-type="string">
            <text:p text:style-name="P17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7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top -h</text:p>
          </table:table-cell>
          <table:table-cell table:style-name="Tabla1.C2" office:value-type="string">
            <text:p text:style-name="P18">Muestra los procesos en el hilo<text:span text:style-name="T15"/></text:p>
          </table:table-cell>
        </table:table-row>
        <table:table-row>
          <table:table-cell table:style-name="Tabla1.A2" table:number-rows-spanned="2" office:value-type="string">
            <text:p text:style-name="P20">proc</text:p>
          </table:table-cell>
          <table:table-cell table:style-name="Tabla1.A2" office:value-type="string">
            <text:p text:style-name="P10"><text:span text:style-name="T16">(</text:span><text:span text:style-name="T7">comando</text:span><text:span text:style-name="T16">) </text:span>/<text:span text:style-name="T16">proc</text:span></text:p>
          </table:table-cell>
          <table:table-cell table:style-name="Tabla1.C2" office:value-type="string">
            <text:p text:style-name="P20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(</text:span><text:span text:style-name="T8">comando</text:span><text:span text:style-name="T17">) </text:span>/<text:span text:style-name="T17">proc/self</text:span></text:p>
          </table:table-cell>
          <table:table-cell table:style-name="Tabla1.C2" office:value-type="string">
            <text:p text:style-name="P21">Muestra el PID del proceso selecionado </text:p>
          </table:table-cell>
        </table:table-row>
        <table:table-row>
          <table:table-cell table:style-name="Tabla1.A2" office:value-type="string">
            <text:p text:style-name="P22">gedit</text:p>
          </table:table-cell>
          <table:table-cell table:style-name="Tabla1.A2" office:value-type="string">
            <text:p text:style-name="P22">gedit (<text:span text:style-name="T4">archivo</text:span>)</text:p>
          </table:table-cell>
          <table:table-cell table:style-name="Tabla1.C2" office:value-type="string">
            <text:p text:style-name="P22">Abre un editor de texto</text:p>
          </table:table-cell>
        </table:table-row>
        <table:table-row table:style-name="Tabla1.37">
          <table:table-cell table:style-name="Tabla1.A2" office:value-type="string">
            <text:p text:style-name="P26">file</text:p>
          </table:table-cell>
          <table:table-cell table:style-name="Tabla1.A2" office:value-type="string">
            <text:p text:style-name="P27">file (<text:span text:style-name="T4">archivo</text:span>)</text:p>
          </table:table-cell>
          <table:table-cell table:style-name="Tabla1.C2" office:value-type="string">
            <text:p text:style-name="P26">Muestra el tipo de archivo</text:p>
          </table:table-cell>
        </table:table-row>
        <table:table-row>
          <table:table-cell table:style-name="Tabla1.A2" table:number-rows-spanned="4" office:value-type="string">
            <text:p text:style-name="P29">readelf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9">readelf -S (<text:span text:style-name="T4">archivo</text:span>)</text:p>
          </table:table-cell>
          <table:table-cell table:style-name="Tabla1.C39" office:value-type="string">
            <text:p text:style-name="P29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s ./(<text:span text:style-name="T4">archivo</text:span>)</text:p>
          </table:table-cell>
          <table:table-cell table:style-name="Tabla1.C2" office:value-type="string">
            <text:p text:style-name="P31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l (<text:span text:style-name="T4">archivo)</text:span></text:p>
          </table:table-cell>
          <table:table-cell table:style-name="Tabla1.C41" office:value-type="string">
            <text:p text:style-name="P31">Enumera las cabeceras y secciones del proceso, también figuran banderas correspondientes a cada segmento (R) Read<text:span text:style-name="T22">a</text:span>ble, <text:span text:style-name="T22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29">objdump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d (<text:span text:style-name="T4">archivo</text:span>)</text:p>
          </table:table-cell>
          <table:table-cell table:style-name="Tabla1.C2" office:value-type="string">
            <text:p text:style-name="P30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j (<text:span text:style-name="T4">seccion</text:span>) (<text:span text:style-name="T4">archivo</text:span>)</text:p>
          </table:table-cell>
          <table:table-cell table:style-name="Tabla1.C2" office:value-type="string">
            <text:p text:style-name="P30">Le dice que se enfoque solo en una sección específica</text:p>
          </table:table-cell>
        </table:table-row>
        <table:table-row>
          <table:table-cell table:style-name="Tabla1.A2" office:value-type="string">
            <text:p text:style-name="P32">gdb</text:p>
          </table:table-cell>
          <table:table-cell table:style-name="Tabla1.A2" office:value-type="string">
            <text:p text:style-name="P32">GNU Debugger</text:p>
          </table:table-cell>
          <table:table-cell table:style-name="Tabla1.C45" office:value-type="string">
            <text:p text:style-name="P33">Permite ver que está pasando dentro de un programa mientras este se ejecuta </text:p>
          </table:table-cell>
        </table:table-row>
        <table:table-row>
          <table:table-cell table:style-name="Tabla1.A2" office:value-type="string">
            <text:p text:style-name="P34">vmstat</text:p>
          </table:table-cell>
          <table:table-cell table:style-name="Tabla1.A2" office:value-type="string">
            <text:p text:style-name="P48">vmstat (número de muestras a tomar) (intervalo de tiempo, en segundos, entre cada muestra)</text:p>
          </table:table-cell>
          <table:table-cell table:style-name="Tabla1.C2" office:value-type="string">
            <text:p text:style-name="P34">Muestra <text:span text:style-name="T24">estadísticas d</text:span>el estado de la memoria virtual</text:p>
          </table:table-cell>
        </table:table-row>
        <table:table-row>
          <table:table-cell table:style-name="Tabla1.A2" office:value-type="string">
            <text:p text:style-name="P34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34"/>
          </table:table-cell>
        </table:table-row>
        <table:table-row>
          <table:table-cell table:style-name="Tabla1.A2" office:value-type="string">
            <text:p text:style-name="P35">yes</text:p>
          </table:table-cell>
          <table:table-cell table:style-name="Tabla1.A2" office:value-type="string">
            <text:p text:style-name="P35">yes</text:p>
          </table:table-cell>
          <table:table-cell table:style-name="Tabla1.C2" office:value-type="string">
            <text:p text:style-name="P35">yyyyyyyyyyyyyyyyyyyyyyyyyyyyyyyyyyyyyyyyyyyyyyyy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C58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P45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getpid()</text:p>
          </table:table-cell>
          <table:table-cell table:style-name="Tabla2.A1" office:value-type="string">
            <text:p text:style-name="P22">getpid()</text:p>
          </table:table-cell>
          <table:table-cell table:style-name="Tabla2.C1" office:value-type="string">
            <text:p text:style-name="P22"><text:span text:style-name="T23">O</text:span>btiene el PID de ese proceso</text:p>
          </table:table-cell>
        </table:table-row>
        <table:table-row>
          <table:table-cell table:style-name="Tabla2.A2" office:value-type="string">
            <text:p text:style-name="P22">getppid()</text:p>
          </table:table-cell>
          <table:table-cell table:style-name="Tabla2.A2" office:value-type="string">
            <text:p text:style-name="P22">getppid()</text:p>
          </table:table-cell>
          <table:table-cell table:style-name="Tabla2.C2" office:value-type="string">
            <text:p text:style-name="P22"><text:span text:style-name="T23">O</text:span>btiene el PID del padre del proceso</text:p>
          </table:table-cell>
        </table:table-row>
        <table:table-row>
          <table:table-cell table:style-name="Tabla2.A2" office:value-type="string">
            <text:p text:style-name="P23">fork()</text:p>
          </table:table-cell>
          <table:table-cell table:style-name="Tabla2.A2" office:value-type="string">
            <text:p text:style-name="P23">fork()</text:p>
          </table:table-cell>
          <table:table-cell table:style-name="Tabla2.C2" office:value-type="string">
            <text:p text:style-name="P23"><text:span text:style-name="T23">G</text:span>enera un duplicado del proceso actual. El duplicado <text:soft-page-break/>comparte los valores actuales de todas las variables, ficheros y otras estructuras de datos. La llamada a fork retorna al proceso padre el identificador del proceso hijo y retorna un cero al proceso hij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09-09T21:44:24.360755895</dc:date>
    <meta:editing-duration>PT4H34M36S</meta:editing-duration>
    <meta:editing-cycles>16</meta:editing-cycles>
    <meta:generator>LibreOffice/24.2.5.2$Linux_X86_64 LibreOffice_project/420$Build-2</meta:generator>
    <meta:document-statistic meta:table-count="2" meta:image-count="0" meta:object-count="0" meta:page-count="3" meta:paragraph-count="130" meta:word-count="613" meta:character-count="4202" meta:non-whitespace-character-count="3671"/>
  </office:meta>
</office:document-meta>
</file>